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/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3">
            <text:p>0.3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/>
          <table:table-cell office:value-type="string">
            <text:p>K-NN</text:p>
          </table:table-cell>
          <table:table-cell table:number-columns-repeated="6" office:value-type="float" office:value="0.933333333333333">
            <text:p>0.9333333333</text:p>
          </table:table-cell>
        </table:table-row>
        <table:table-row table:style-name="ro1">
          <table:table-cell/>
          <table:table-cell office:value-type="string">
            <text:p>LVQ1</text:p>
          </table:table-cell>
          <table:table-cell office:value-type="float" office:value="0.977777777777778">
            <text:p>0.9777777778</text:p>
          </table:table-cell>
          <table:table-cell office:value-type="float" office:value="1">
            <text:p>1</text:p>
          </table:table-cell>
          <table:table-cell office:value-type="float" office:value="0.933333333333333">
            <text:p>0.9333333333</text:p>
          </table:table-cell>
          <table:table-cell office:value-type="float" office:value="0.977777777777778">
            <text:p>0.9777777778</text:p>
          </table:table-cell>
          <table:table-cell office:value-type="float" office:value="0.955555555555556">
            <text:p>0.9555555556</text:p>
          </table:table-cell>
          <table:table-cell office:value-type="float" office:value="0.933333333333333">
            <text:p>0.9333333333</text:p>
          </table:table-cell>
        </table:table-row>
        <table:table-row table:style-name="ro1">
          <table:table-cell/>
          <table:table-cell office:value-type="string">
            <text:p>LVQ2.1</text:p>
          </table:table-cell>
          <table:table-cell table:number-columns-repeated="2" office:value-type="float" office:value="0.955555555555556">
            <text:p>0.9555555556</text:p>
          </table:table-cell>
          <table:table-cell office:value-type="float" office:value="0.911111111111111">
            <text:p>0.9111111111</text:p>
          </table:table-cell>
          <table:table-cell office:value-type="float" office:value="1">
            <text:p>1</text:p>
          </table:table-cell>
          <table:table-cell office:value-type="float" office:value="0.933333333333333">
            <text:p>0.9333333333</text:p>
          </table:table-cell>
          <table:table-cell office:value-type="float" office:value="0.955555555555556">
            <text:p>0.9555555556</text:p>
          </table:table-cell>
        </table:table-row>
        <table:table-row table:style-name="ro1">
          <table:table-cell/>
          <table:table-cell office:value-type="string">
            <text:p>LVQ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.977777777777778">
            <text:p>0.9777777778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>
            <draw:frame table:end-cell-address="Sheet1.H30" table:end-x="0.8512in" table:end-y="0.0472in" draw:z-index="0" draw:style-name="gr1" draw:text-style-name="P1" svg:width="6.2988in" svg:height="3.5429in" svg:x="0.7752in" svg:y="0.0606in">
              <draw:object draw:notify-on-update-of-ranges="Sheet1.B3:Sheet1.B3 Sheet1.C3:Sheet1.H3 Sheet1.B4:Sheet1.B4 Sheet1.C4:Sheet1.H4 Sheet1.B5:Sheet1.B5 Sheet1.C5:Sheet1.H5 Sheet1.B6:Sheet1.B6 Sheet1.C6:Sheet1.H6 Sheet1.B7:Sheet1.B7 Sheet1.C7:Sheet1.H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4/28/2015</text:date>, <text:time>23:5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8T02:07:43.46</meta:creation-date>
    <dc:date>2015-04-28T23:50:58.71</dc:date>
    <meta:editing-duration>PT19H57M43S</meta:editing-duration>
    <meta:editing-cycles>1</meta:editing-cycles>
    <meta:document-statistic meta:table-count="3" meta:cell-count="35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53cm" svg:y="0.316cm" chart:style-name="ch2">
          <text:p>Iris Dataset </text:p>
        </chart:title>
        <chart:legend chart:legend-position="end" svg:x="13.492cm" svg:y="3.402cm" style:legend-expansion="high" chart:style-name="ch3"/>
        <chart:plot-area chart:style-name="ch4" table:cell-range-address="Sheet1.B3:Sheet1.H7" chart:data-source-has-labels="both" svg:x="1.358cm" svg:y="1.635cm" svg:width="11.494cm" svg:height="6.177cm">
          <chartooo:coordinate-region svg:x="2.27cm" svg:y="1.847cm" svg:width="10.25cm" svg:height="5.292cm"/>
          <chart:axis chart:dimension="x" chart:name="primary-x" chart:style-name="ch5" chartooo:axis-type="auto">
            <chartooo:date-scale/>
            <chart:title svg:x="5.487cm" svg:y="7.993cm" chart:style-name="ch6">
              <text:p>Number of prototypes</text:p>
            </chart:title>
            <chart:categories table:cell-range-address="Sheet1.C3:Sheet1.H3"/>
          </chart:axis>
          <chart:axis chart:dimension="y" chart:name="primary-y" chart:style-name="ch5">
            <chart:title svg:x="0.451cm" svg:y="5.415cm" chart:style-name="ch7">
              <text:p>Accuracy</text:p>
            </chart:title>
            <chart:grid chart:style-name="ch8" chart:class="major"/>
          </chart:axis>
          <chart:series chart:style-name="ch9" chart:values-cell-range-address="Sheet1.C4:Sheet1.H4" chart:label-cell-address="Sheet1.B4:Sheet1.B4" chart:class="chart:line">
            <chart:data-point chart:repeated="6"/>
          </chart:series>
          <chart:series chart:style-name="ch10" chart:values-cell-range-address="Sheet1.C5:Sheet1.H5" chart:label-cell-address="Sheet1.B5:Sheet1.B5" chart:class="chart:line">
            <chart:data-point chart:repeated="6"/>
          </chart:series>
          <chart:series chart:style-name="ch11" chart:values-cell-range-address="Sheet1.C6:Sheet1.H6" chart:label-cell-address="Sheet1.B6:Sheet1.B6" chart:class="chart:line">
            <chart:data-point chart:repeated="6"/>
          </chart:series>
          <chart:series chart:style-name="ch12" chart:values-cell-range-address="Sheet1.C7:Sheet1.H7" chart:label-cell-address="Sheet1.B7:Sheet1.B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0.1">
                <text:p>0</text:p>
                <draw:g>
                  <svg:desc>Sheet1.C3:Sheet1.H3</svg:desc>
                </draw:g>
              </table:table-cell>
              <table:table-cell office:value-type="float" office:value="0.15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25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35">
                <text:p>0</text:p>
              </table:table-cell>
            </table:table-row>
          </table:table-header-rows>
          <table:table-rows>
            <table:table-row>
              <table:table-cell office:value-type="string">
                <text:p>K-NN</text:p>
                <draw:g>
                  <svg:desc>Sheet1.B4:Sheet1.B4</svg:desc>
                </draw:g>
              </table:table-cell>
              <table:table-cell office:value-type="float" office:value="0.933333333333333">
                <text:p>0.933333333333333</text:p>
                <draw:g>
                  <svg:desc>Sheet1.C4:Sheet1.H4</svg:desc>
                </draw:g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LVQ1</text:p>
                <draw:g>
                  <svg:desc>Sheet1.B5:Sheet1.B5</svg:desc>
                </draw:g>
              </table:table-cell>
              <table:table-cell office:value-type="float" office:value="0.977777777777778">
                <text:p>0.977777777777778</text:p>
                <draw:g>
                  <svg:desc>Sheet1.C5:Sheet1.H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0.955555555555556">
                <text:p>0.955555555555556</text:p>
              </table:table-cell>
              <table:table-cell office:value-type="float" office:value="0.933333333333333">
                <text:p>0.933333333333333</text:p>
              </table:table-cell>
            </table:table-row>
            <table:table-row>
              <table:table-cell office:value-type="string">
                <text:p>LVQ2.1</text:p>
                <draw:g>
                  <svg:desc>Sheet1.B6:Sheet1.B6</svg:desc>
                </draw:g>
              </table:table-cell>
              <table:table-cell office:value-type="float" office:value="0.955555555555556">
                <text:p>0.955555555555556</text:p>
                <draw:g>
                  <svg:desc>Sheet1.C6:Sheet1.H6</svg:desc>
                </draw:g>
              </table:table-cell>
              <table:table-cell office:value-type="float" office:value="0.955555555555556">
                <text:p>0.955555555555556</text:p>
              </table:table-cell>
              <table:table-cell office:value-type="float" office:value="0.911111111111111">
                <text:p>0.911111111111111</text:p>
              </table:table-cell>
              <table:table-cell office:value-type="float" office:value="1">
                <text:p>1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55555555555556">
                <text:p>0.955555555555556</text:p>
              </table:table-cell>
            </table:table-row>
            <table:table-row>
              <table:table-cell office:value-type="string">
                <text:p>LVQ3</text:p>
                <draw:g>
                  <svg:desc>Sheet1.B7:Sheet1.B7</svg:desc>
                </draw:g>
              </table:table-cell>
              <table:table-cell office:value-type="float" office:value="1">
                <text:p>1</text:p>
                <draw:g>
                  <svg:desc>Sheet1.C7:Sheet1.H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0.977777777777778">
                <text:p>0.977777777777778</text:p>
              </table:table-cell>
              <table:table-cell office:value-type="float" office:value="0.977777777777778">
                <text:p>0.9777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